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B000001001044584C7C2C836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master-page-name="Standard">
      <style:paragraph-properties fo:text-align="start" style:justify-single-word="false" style:page-number="auto" style:writing-mode="lr-tb"/>
    </style:style>
    <style:style style:name="fr1"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editable="false">
        <style:columns fo:column-count="3">
          <style:column-sep style:width="0.002cm" style:color="#000000" style:height="100%" style:style="none"/>
          <style:column style:rel-width="21843*" fo:start-indent="0cm" fo:end-indent="0.249cm"/>
          <style:column style:rel-width="21832*" fo:start-indent="0.249cm" fo:end-indent="0.249cm"/>
          <style:column style:rel-width="21860*" fo:start-indent="0.249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1"/>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draw:frame draw:style-name="fr1" draw:name="Frame1" text:anchor-type="as-char" svg:width="5.17cm" draw:z-index="0"><draw:text-box fo:min-height="3.346cm"><text:p text:style-name="Figure"><draw:frame draw:style-name="fr2" draw:name="Image1" text:anchor-type="paragraph" svg:width="5.17cm" style:rel-width="100%" svg:height="3.346cm" style:rel-height="scale" draw:z-index="1"><draw:image xlink:href="Pictures/100002010000018B000001001044584C7C2C8365.png" xlink:type="simple" xlink:show="embed" xlink:actuate="onLoad" draw:mime-type="image/png"/></draw:frame>Figure <text:sequence text:ref-name="refFigure0" text:name="Figure" text:formula="ooow:Figure+1" style:num-format="1">1</text:sequence>: aaa</text:p></draw:text-box></draw:frame>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fals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fals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1" fo:font-family="'Liberation Serif', 'Times New Roman'" style:font-family-generic="roman" style:font-pitch="variable" fo:font-size="12pt" fo:language="nl" fo:country="NL"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Arial"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Table_20_of_20_Figures" style:display-name="Table of Figures" style:family="paragraph" style:parent-style-name="Caption" style:default-outline-level=""/>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13T13:44:24</meta:creation-date>
    <dc:language>nl-NL</dc:language>
    <meta:print-date>1995-11-21T17:41:00</meta:print-date>
    <dc:date>2020-08-13T14:20:16.325000000</dc:date>
    <meta:editing-cycles>7</meta:editing-cycles>
    <meta:editing-duration>PT4M7S</meta:editing-duration>
    <meta:generator>LibreOfficeDev/7.1.0.0.alpha0$Windows_X86_64 LibreOffice_project/e603bbceed095b1e94756c1e7dc0078f657cf864</meta:generator>
    <meta:document-statistic meta:table-count="0" meta:image-count="1" meta:object-count="0" meta:page-count="1" meta:paragraph-count="3" meta:word-count="585" meta:character-count="3093" meta:non-whitespace-character-count="2511"/>
  </office:meta>
</office:document-meta>
</file>